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4pt" fo:font-weight="normal" officeooo:rsid="0005061e" officeooo:paragraph-rsid="000fbb91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font-weight="normal" officeooo:rsid="000fbb91" officeooo:paragraph-rsid="000fbb91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weight="bold" officeooo:rsid="000fbb91" officeooo:paragraph-rsid="000fbb91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 fo:padding="0.0291in" fo:border-left="none" fo:border-right="none" fo:border-top="none" fo:border-bottom="0.99pt solid #000000" style:join-border="false"/>
      <style:text-properties style:font-name="Arial" fo:font-size="14pt" fo:font-weight="normal" officeooo:rsid="000fbb91" officeooo:paragraph-rsid="000fbb91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top="0in" fo:margin-bottom="0.0417in" loext:contextual-spacing="false" fo:text-align="justify" style:justify-single-word="false"/>
      <style:text-properties style:font-name="Arial" fo:font-size="12pt" fo:font-weight="bold" officeooo:rsid="000fbb91" officeooo:paragraph-rsid="000fbb91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5b3b" style:font-weight-asian="bold" style:font-weight-complex="bold"/>
    </style:style>
    <style:style style:name="T3" style:family="text">
      <style:text-properties fo:font-weight="bold" officeooo:rsid="002a4d77" style:font-weight-asian="bold" style:font-weight-complex="bold"/>
    </style:style>
    <style:style style:name="T4" style:family="text">
      <style:text-properties fo:font-weight="bold" officeooo:rsid="000e1f13" style:font-weight-asian="bold" style:font-weight-complex="bold"/>
    </style:style>
    <style:style style:name="T5" style:family="text">
      <style:text-properties fo:font-weight="bold" officeooo:rsid="00296009" style:font-weight-asian="bold" style:font-weight-complex="bold"/>
    </style:style>
    <style:style style:name="T6" style:family="text">
      <style:text-properties fo:font-weight="bold" officeooo:rsid="000dbf7c" style:font-weight-asian="bold" style:font-weight-complex="bold"/>
    </style:style>
    <style:style style:name="T7" style:family="text">
      <style:text-properties fo:font-weight="bold" officeooo:rsid="000fbb91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11c5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CSCE 312 C</text:span><text:span text:style-name="T2">omputer Organization <text:tab/></text:span><text:span text:style-name="T3"><text:tab/></text:span><text:span text:style-name="T2"><text:tab/></text:span><text:span text:style-name="T4"><text:tab/></text:span><text:span text:style-name="T2"><text:tab/><text:tab/></text:span><text:span text:style-name="T5">10</text:span><text:span text:style-name="T6">/</text:span><text:span text:style-name="T7">28</text:span><text:span text:style-name="T6">/2015</text:span></text:p>
      <text:p text:style-name="P4"><text:span text:style-name="T6">I</text:span><text:span text:style-name="T1">ndividual Report</text:span></text:p>
      <text:p text:style-name="P2"><text:span text:style-name="T1">Name</text:span>: Gustavo Estrela de Matos</text:p>
      <text:p text:style-name="P2"><text:span text:style-name="T1">Group</text:span>: Cameron Amos, Vincent Tran and me</text:p>
      <text:p text:style-name="P2"><text:span text:style-name="T1">My role and what I did</text:span>: Designed and implemented exercise 3</text:p>
      <text:p text:style-name="P3">Parts designed with other group members: <text:span text:style-name="T8">Nothing completely, but we did discuss how to implement the first two problems all together briefly, then I started working on problem 3 and left Vincent and Cameron working on problem 1 and 2.</text:span></text:p>
      <text:p text:style-name="P5">List of the advantages that you perceived in this team based design assignment: <text:span text:style-name="T8">We were able to split tasks in a way that no one had to work more.</text:span></text:p>
      <text:p text:style-name="P5">List of the disadvantages of team based design assignment: <text:span text:style-name="T8">Since the project was in a week near exams and other projects deadlines, and also, my schedule of exchange student is very different from Cameron and Vincent, I couldn't work together with them much.</text:span></text:p>
      <text:p text:style-name="P5">According to you, which your group member’s design was superior: <text:span text:style-name="T8">I believe that Vincent came up with good ideas when we were </text:span><text:span text:style-name="T9">trying to understand </text:span><text:span text:style-name="T8">problem </text:span><text:span text:style-name="T9">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19:22:43.505385109</meta:creation-date>
    <dc:date>2015-10-28T19:37:57.455926789</dc:date>
    <meta:editing-duration>PT14M22S</meta:editing-duration>
    <meta:editing-cycles>4</meta:editing-cycles>
    <meta:generator>LibreOffice/4.4.2.2$Linux_X86_64 LibreOffice_project/40m0$Build-2</meta:generator>
    <meta:document-statistic meta:table-count="0" meta:image-count="0" meta:object-count="0" meta:page-count="1" meta:paragraph-count="9" meta:word-count="169" meta:character-count="987" meta:non-whitespace-character-count="821"/>
  </office:meta>
</office:document-meta>
</file>